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Mapping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Mapping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Mapping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Mapping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Mapping.setOrganisation(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Mapping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Mapping.setPackage( String packag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Mapping.getModuleRevi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Mapping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